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-Bold" svg:font-family="Calibri-Bol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Calibri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alibri" fo:font-size="12pt" style:text-underline-style="none" fo:font-weight="normal" style:font-name-asian="Calibri-Bold" style:font-size-asian="12pt" style:font-weight-asian="normal" style:font-name-complex="Calibri-Bold" style:font-size-complex="12pt" style:font-weight-complex="normal"/>
    </style:style>
    <style:style style:name="T3" style:family="text">
      <style:text-properties fo:font-size="12pt" style:text-underline-style="none" fo:font-weight="normal" style:font-name-asian="Calibri-Bold" style:font-size-asian="12pt" style:font-weight-asian="normal" style:font-name-complex="Calibri-Bold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-RENDU</text:p>
      <text:p text:style-name="P1">De la réunion de Conseil Municipal</text:p>
      <text:p text:style-name="P2"><text:span text:style-name="T1">Du jeudi 07 octobre 2010</text:span></text:p>
      <text:p text:style-name="P1"/>
      <text:p text:style-name="P1"/>
      <text:p text:style-name="P2">~~~~~~~~~~~~~~~</text:p>
      <text:p text:style-name="P2"/>
      <text:p text:style-name="P2"/>
      <text:p text:style-name="P2"/>
      <text:p text:style-name="P3">Le Conseil Municipal, réuni sous la présidence de Monsieur Jean-Luc PADIOLLEAU, maire :</text:p>
      <text:p text:style-name="P3"/>
      <text:p text:style-name="P3">- a débattu sur le Projet d'Aménagement et de Développement Durable dans le cadre de l'adoption du PLU,</text:p>
      <text:p text:style-name="P3"/>
      <text:p text:style-name="P3">- a délibéré sur le temps partiel de droit pour les agents titulaires et non titulaires de la commune,</text:p>
      <text:p text:style-name="P3"/>
      <text:p text:style-name="P3">- a approuvé les modifications de statut de la communauté de communes des deux rives,</text:p>
      <text:p text:style-name="P3"/>
      <text:p text:style-name="P3">- a décidé la célébration des mariages à la Bergerie durant la durée des travaux dans les locaux de la mairie,</text:p>
      <text:p text:style-name="P3"/>
      <text:p text:style-name="P3">- a nommé un représentant supplémentaire au CCAS,</text:p>
      <text:p text:style-name="P3"/>
      <text:p text:style-name="P3">- a approuvé le rapport d'activité du service de l'eau,</text:p>
      <text:p text:style-name="P3"/>
      <text:p text:style-name="P3">- a été informé de la rédaction d'une convention concernant le fonctionnement du regroupement scolaire avec Neuillé-le-Lierre,</text:p>
      <text:p text:style-name="P3"/>
      <text:p text:style-name="P3">- a fait le point sur l'archivage des documents de la mairie qui a commencé</text:p>
      <text:p text:style-name="P3"/>
      <text:p text:style-name="P3"/>
      <text:p text:style-name="P3"/>
      <text:p text:style-name="P4">Un Conseil exceptionnel est prévu jeudi 21 octobre à 19h30 à la mairie. </text:p>
      <text:p text:style-name="P3"><text:span text:style-name="T1">Ordre du jour</text:span> : <text:span text:style-name="T3">bail emphytéotique avec Touraine Logement concernant les anciens logements d'instituteurs situés au 31 et 33 rue du Bourg</text:span></text:p>
      <text:p text:style-name="P3"/>
      <text:p text:style-name="P3"/>
      <text:p text:style-name="P3">Affiché le 18 octobre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-Bold" svg:font-family="Calibri-Bol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PTE-RENDU</dc:title>
    <meta:initial-creator>MAIRIE DE MONTREUIL</meta:initial-creator>
    <meta:creation-date>2008-05-19T15:17:00</meta:creation-date>
    <dc:creator>Isabelle Derouet</dc:creator>
    <dc:date>2010-10-19T11:01:23.71</dc:date>
    <meta:print-date>2008-08-05T16:13:00</meta:print-date>
    <meta:editing-cycles>8</meta:editing-cycles>
    <meta:editing-duration>PT01H06M00S</meta:editing-duration>
    <meta:document-statistic meta:table-count="0" meta:image-count="0" meta:object-count="0" meta:page-count="1" meta:paragraph-count="16" meta:word-count="189" meta:character-count="1112"/>
    <meta:generator>OpenOffice.org/3.2$Win32 OpenOffice.org_project/320m18$Build-9502</meta:generator>
  </office:meta>
</office:document-meta>
</file>